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144cm"/>
    </style:style>
    <style:style style:name="co2" style:family="table-column">
      <style:table-column-properties fo:break-before="auto" style:column-width="3.776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200"/>
    </style:style>
    <style:style style:name="ce16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108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108"/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4" table:number-columns-repeated="1011" table:default-cell-style-name="Default"/>
        <table:table-row table:style-name="ro1">
          <table:table-cell table:number-columns-repeated="3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Art.Nr.</text:p>
          </table:table-cell>
          <table:table-cell table:style-name="ce1" office:value-type="string" calcext:value-type="string">
            <text:p>VPE</text:p>
          </table:table-cell>
          <table:table-cell table:style-name="ce1" office:value-type="string" calcext:value-type="string">
            <text:p>Preis/ VPE</text:p>
          </table:table-cell>
          <table:table-cell table:style-name="ce1" office:value-type="string" calcext:value-type="string">
            <text:p>Anzahl für ein Case</text:p>
          </table:table-cell>
          <table:table-cell table:number-columns-repeated="1011"/>
        </table:table-row>
        <table:table-row table:style-name="ro1">
          <table:table-cell table:style-name="ce3" table:number-columns-repeated="2"/>
          <table:table-cell table:style-name="ce16"/>
          <table:table-cell/>
          <table:table-cell table:style-name="ce16" table:number-columns-repeated="1012"/>
        </table:table-row>
        <table:table-row table:style-name="ro1">
          <table:table-cell table:style-name="ce2" office:value-type="string" calcext:value-type="string">
            <text:p>Bürklin.de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3" office:value-type="string" calcext:value-type="string">
            <text:p>Standard Modulschiene 85TE 431,9mm</text:p>
          </table:table-cell>
          <table:table-cell office:value-type="string" calcext:value-type="string">
            <text:p>82H350</text:p>
          </table:table-cell>
          <table:table-cell office:value-type="string" calcext:value-type="string">
            <text:p>1 Stück</text:p>
          </table:table-cell>
          <table:table-cell table:style-name="ce8" office:value-type="currency" office:currency="EUR" office:value="5.9" calcext:value-type="currency">
            <text:p>5,90 €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1016"/>
        </table:table-row>
        <table:table-row table:style-name="ro1">
          <table:table-cell table:style-name="ce2" office:value-type="string" calcext:value-type="string">
            <text:p>Reichelt.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stanzhülsen, Metall, 6-Kant, M3, 5mm</text:p>
          </table:table-cell>
          <table:table-cell office:value-type="string" calcext:value-type="string">
            <text:p>DA 5MM</text:p>
          </table:table-cell>
          <table:table-cell office:value-type="string" calcext:value-type="string">
            <text:p>1 Stück</text:p>
          </table:table-cell>
          <table:table-cell office:value-type="currency" office:currency="EUR" office:value="0.11" calcext:value-type="currency">
            <text:p>0,11 €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chskantmuttern, M3, 100 Stück</text:p>
          </table:table-cell>
          <table:table-cell office:value-type="string" calcext:value-type="string">
            <text:p>SK M3</text:p>
          </table:table-cell>
          <table:table-cell office:value-type="string" calcext:value-type="string">
            <text:p>100 Stück</text:p>
          </table:table-cell>
          <table:table-cell office:value-type="currency" office:currency="EUR" office:value="1.17" calcext:value-type="currency">
            <text:p>1,17 €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ylinderkopfschrauben, Schlitz, M3, 8 mm, 200 Stück</text:p>
          </table:table-cell>
          <table:table-cell office:value-type="string" calcext:value-type="string">
            <text:p>SZK M3X8-200</text:p>
          </table:table-cell>
          <table:table-cell office:value-type="string" calcext:value-type="string">
            <text:p>200 Stück</text:p>
          </table:table-cell>
          <table:table-cell office:value-type="currency" office:currency="EUR" office:value="2.5" calcext:value-type="currency">
            <text:p>2,50 €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windestreifen M2,5 4 Stück</text:p>
          </table:table-cell>
          <table:table-cell office:value-type="string" calcext:value-type="string">
            <text:p>BGT 384-2 </text:p>
          </table:table-cell>
          <table:table-cell office:value-type="string" calcext:value-type="string">
            <text:p>4 Stück</text:p>
          </table:table-cell>
          <table:table-cell office:value-type="currency" office:currency="EUR" office:value="7.9" calcext:value-type="currency">
            <text:p>7,90 €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ylinderkopfschrauben, Schlitz, M2,5, 10 mm</text:p>
          </table:table-cell>
          <table:table-cell office:value-type="string" calcext:value-type="string">
            <text:p>SZK M2,5X10-200 </text:p>
          </table:table-cell>
          <table:table-cell office:value-type="string" calcext:value-type="string">
            <text:p>200 Stück</text:p>
          </table:table-cell>
          <table:table-cell office:value-type="currency" office:currency="EUR" office:value="3.5" calcext:value-type="currency">
            <text:p>3,50 €</text:p>
          </table:table-cell>
          <table:table-cell table:style-name="ce20" office:value-type="string" calcext:value-type="string">
            <text:p>Max. 1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N Head Schrauben, Kreuzschlitz, PZD, M4, 16mm, 50 Stück</text:p>
          </table:table-cell>
          <table:table-cell office:value-type="string" calcext:value-type="string">
            <text:p>SKL M4X16-50</text:p>
          </table:table-cell>
          <table:table-cell office:value-type="string" calcext:value-type="string">
            <text:p>50 Stück</text:p>
          </table:table-cell>
          <table:table-cell office:value-type="currency" office:currency="EUR" office:value="1.9" calcext:value-type="currency">
            <text:p>1,90 €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.00.0000</text:date>, <text:time style:data-style-name="N2" text:time-value="11:36:58.12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21T13:41:10.509404241</meta:creation-date>
    <dc:date>2021-12-20T11:51:54.956000000</dc:date>
    <meta:editing-duration>P1DT1H56M34S</meta:editing-duration>
    <meta:editing-cycles>43</meta:editing-cycles>
    <meta:generator>LibreOffice/7.0.5.2$Windows_X86_64 LibreOffice_project/64390860c6cd0aca4beafafcfd84613dd9dfb63a</meta:generator>
    <meta:document-statistic meta:table-count="1" meta:cell-count="42" meta:object-count="0"/>
  </office:meta>
</office:document-meta>
</file>